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b850a" officeooo:paragraph-rsid="000b850a"/>
    </style:style>
    <style:style style:name="P2" style:family="paragraph" style:parent-style-name="Standard">
      <style:text-properties fo:color="#1b5e20" loext:opacity="100%" fo:font-size="14pt" officeooo:rsid="000b850a" officeooo:paragraph-rsid="000b850a" style:font-size-asian="14pt" style:font-size-complex="14pt"/>
    </style:style>
    <style:style style:name="P3" style:family="paragraph" style:parent-style-name="Standard">
      <style:text-properties officeooo:rsid="000f46b0" officeooo:paragraph-rsid="000f46b0"/>
    </style:style>
    <style:style style:name="P4" style:family="paragraph" style:parent-style-name="Standard" style:list-style-name="L1">
      <style:text-properties officeooo:rsid="000b850a" officeooo:paragraph-rsid="000b850a"/>
    </style:style>
    <style:style style:name="P5" style:family="paragraph" style:parent-style-name="Standard">
      <style:text-properties officeooo:rsid="00113167" officeooo:paragraph-rsid="00113167"/>
    </style:style>
    <style:style style:name="P6" style:family="paragraph" style:parent-style-name="Standard">
      <style:text-properties fo:color="#33691e" loext:opacity="100%" fo:font-size="14pt" officeooo:rsid="00113167" officeooo:paragraph-rsid="00113167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3ddb"/>
    </style:style>
    <style:style style:name="T3" style:family="text">
      <style:text-properties fo:color="#33691e" loext:opacity="100%"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Notes on Merging “Unknown Members List” with <text:s/>MemberListFull (with address)</text:span> </text:p>
      <text:p text:style-name="P3">2025 Sep 18</text:p>
      <text:p text:style-name="P1"><text:span text:style-name="T1">Outcome: </text:span>Unknown Members List will have missing addresses merged from MemberListFull.xlsx</text:p>
      <text:p text:style-name="P1"/>
      <text:p text:style-name="P2">Creation of MemberFullList.xlsx</text:p>
      <text:p text:style-name="P1">From the “Reports” menu from the CJCLDS Leadership and Clerk tools </text:p>
      <text:list text:style-name="L1">
        <text:list-item>
          <text:p text:style-name="P4">Select “Member Directory”</text:p>
        </text:list-item>
        <text:list-item>
          <text:p text:style-name="P4">Block select the all of the rows from the web page and then copy them to the clipboard</text:p>
        </text:list-item>
        <text:list-item>
          <text:p text:style-name="P4">Open a new spreadsheet and paste the clipboard buffer into the spreadsheet.</text:p>
        </text:list-item>
        <text:list-item>
          <text:p text:style-name="P4">Make any formatting changes, and <text:span text:style-name="T2">na</text:span>me file <text:span text:style-name="T2">and save.</text:span></text:p>
          <text:p text:style-name="P4"/>
        </text:list-item>
      </text:list>
      <text:p text:style-name="P6">Finding member info on Internet:</text:p>
      <text:p text:style-name="P5"><text:tab/>This source looks useful: <text:tab/><text:span text:style-name="T4">https://www.fastbackgroundcheck.com/people/william-harman-king/8410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5:29:24.521942528</meta:creation-date>
    <dc:date>2025-09-24T08:30:52.157046627</dc:date>
    <meta:editing-duration>PT13M47S</meta:editing-duration>
    <meta:editing-cycles>6</meta:editing-cycles>
    <meta:generator>LibreOffice/7.5.0.3$MacOSX_X86_64 LibreOffice_project/c21113d003cd3efa8c53188764377a8272d9d6de</meta:generator>
    <meta:document-statistic meta:table-count="0" meta:image-count="0" meta:object-count="0" meta:page-count="1" meta:paragraph-count="11" meta:word-count="94" meta:character-count="648" meta:non-whitespace-character-count="564"/>
  </office:meta>
</office:document-meta>
</file>